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e166" officeooo:paragraph-rsid="000de166"/>
    </style:style>
    <style:style style:name="P2" style:family="paragraph" style:parent-style-name="Standard">
      <style:text-properties officeooo:rsid="000f80d7" officeooo:paragraph-rsid="000f80d7"/>
    </style:style>
    <style:style style:name="P3" style:family="paragraph" style:parent-style-name="Standard">
      <style:text-properties officeooo:rsid="000f80d7" officeooo:paragraph-rsid="00112c2a"/>
    </style:style>
    <style:style style:name="P4" style:family="paragraph" style:parent-style-name="Standard">
      <style:text-properties officeooo:rsid="00112c2a" officeooo:paragraph-rsid="00112c2a"/>
    </style:style>
    <style:style style:name="P5" style:family="paragraph" style:parent-style-name="Header">
      <style:text-properties officeooo:rsid="000de166" officeooo:paragraph-rsid="000de166"/>
    </style:style>
    <style:style style:name="T1" style:family="text">
      <style:text-properties officeooo:rsid="000f80d7"/>
    </style:style>
    <style:style style:name="T2" style:family="text">
      <style:text-properties officeooo:rsid="00112c2a"/>
    </style:style>
    <style:style style:name="T3" style:family="text">
      <style:text-properties officeooo:rsid="00140a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ssor-- STM32F446RET6 (512K flash, 3 CAN 2.0)</text:p>
      <text:p text:style-name="P1">- <text:span text:style-name="T2">check power pinouts: maybe layout could accommodate G483 (3 CAN), F405/4 (2 CAN), F103 (2 CAN)</text:span></text:p>
      <text:p text:style-name="P1"/>
      <text:p text:style-name="P1"><text:span text:style-name="T1">Processor </text:span>Outputs</text:p>
      <text:p text:style-name="P1">1. Three CAN</text:p>
      <text:p text:style-name="P1">- non-isolated 12v power</text:p>
      <text:p text:style-name="P1">- isolation option (<text:span text:style-name="T2">provision for</text:span> a 3w isolation dc-dc for the 12v?)</text:p>
      <text:p text:style-name="P1">2. 12v power switch (FETs) on each CAN, or just one?</text:p>
      <text:p text:style-name="P1">3. <text:span text:style-name="T1">CAN bus reset line(s)</text:span></text:p>
      <text:p text:style-name="P2">4. Two chargers external relay on/off</text:p>
      <text:p text:style-name="P2">5. Generator?</text:p>
      <text:p text:style-name="P2">Item: generator control might better be a separate node controlled via CAN. E.g. auto-start, shut-down, …</text:p>
      <text:p text:style-name="P4">6. uart- console monitor/debugging</text:p>
      <text:p text:style-name="P4">7. uart- CAN hub-CAN hub comm, or Rpi comm</text:p>
      <text:p text:style-name="P4">8. JIC FETs as pins &amp; layout permit.</text:p>
      <text:p text:style-name="P4"/>
      <text:p text:style-name="P1"/>
      <text:p text:style-name="P1"><text:span text:style-name="T1">Processor </text:span>Inputs</text:p>
      <text:p text:style-name="P1">1. Pushbutton: wake up</text:p>
      <text:p text:style-name="P1">2. pushbutton(s): display/function-selection</text:p>
      <text:p text:style-name="P1"/>
      <text:p text:style-name="P1"/>
      <text:p text:style-name="P1"><text:span text:style-name="T1">Processor </text:span>Display</text:p>
      <text:p text:style-name="P1">1. 12v power led: green</text:p>
      <text:p text:style-name="P1">2. I/o leds</text:p>
      <text:p text:style-name="P1">- red</text:p>
      <text:p text:style-name="P1">- green</text:p>
      <text:p text:style-name="P1">3. I2C lcd display</text:p>
      <text:p text:style-name="P1"/>
      <text:p text:style-name="P4">Processor ADC</text:p>
      <text:p text:style-name="P4">1. 12v voltage</text:p>
      <text:p text:style-name="P4">2. 12v current (Hall-effect sensor)?</text:p>
      <text:p text:style-name="P1"/>
      <text:p text:style-name="P1"/>
      <text:p text:style-name="P2">12v Power –</text:p>
      <text:p text:style-name="P2">- Multiple 12v? If so, diode, or FET, OR’ed?</text:p>
      <text:p text:style-name="P2">- Spade lugs?</text:p>
      <text:p text:style-name="P3">- Fuse ground? <text:span text:style-name="T2">(JIC battery polarity reversed and there is a separate ground)</text:span><text:tab/><text:tab/></text:p>
      <text:p text:style-name="P1">- 12v power to processor always present so that RTC can wake up processor?</text:p>
      <text:p text:style-name="P1">- <text:span text:style-name="T1">And/or CR2032 coin battery for Vbat? On PCB or external?</text:span></text:p>
      <text:p text:style-name="P1"/>
      <text:p text:style-name="P2">CAN connectors--</text:p>
      <text:p text:style-name="P2">- Stacked in/out D connectors?</text:p>
      <text:p text:style-name="P2">- 2x5 ribbon header?</text:p>
      <text:p text:style-name="P2">- RJ45 jack pair?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de166" officeooo:paragraph-rsid="000de166"/>
    </style:style>
    <style:style style:name="MT1" style:family="text">
      <style:text-properties officeooo:rsid="00140a8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Page <text:s/><text:page-number text:select-page="current">2</text:page-number> <text:s text:c="2"/><text:date style:data-style-name="N37" text:date-value="2022-11-13T11:24:19.442168357" text:fixed="true">11/13/22</text:date> EMC <text:span text:style-name="MT1">hw </text:span>consideratio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3T11:23:23.877323092</meta:creation-date>
    <dc:date>2022-11-13T11:59:23.753254872</dc:date>
    <meta:editing-duration>PT4M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216" meta:character-count="1237" meta:non-whitespace-character-count="1052"/>
  </office:meta>
</office:document-meta>
</file>